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6">Chapter Twenty-Nine</text:p>
      <text:p text:style-name="P56"/>
      <text:p text:style-name="P56"><text:s text:c="5"/><text:span text:style-name="T356">Calypso danced into the late evening. Not too many people were interested in touching her thank goodness, but she also didn’t get many tips. Which wasn’t gre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9</meta:editing-cycles>
    <meta:generator>LibreOffice/7.4.2.3$Windows_X86_64 LibreOffice_project/382eef1f22670f7f4118c8c2dd222ec7ad009daf</meta:generator>
    <dc:date>2022-11-08T10:54:52.240000000</dc:date>
    <meta:editing-duration>PT20H9M46S</meta:editing-duration>
    <meta:document-statistic meta:table-count="0" meta:image-count="0" meta:object-count="0" meta:page-count="113" meta:paragraph-count="1250" meta:word-count="30032" meta:character-count="168845" meta:non-whitespace-character-count="133951"/>
  </office:meta>
</office:document-meta>
</file>